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00000005A0128E6960.png" manifest:media-type="image/png"/>
  <manifest:file-entry manifest:full-path="Pictures/1000000100000A00000005A0E7761696.png" manifest:media-type="image/png"/>
  <manifest:file-entry manifest:full-path="Pictures/1000000100000A00000005A0227B2F53.png" manifest:media-type="image/png"/>
  <manifest:file-entry manifest:full-path="Pictures/1000000100000A00000005A00D4D17FF.png" manifest:media-type="image/png"/>
  <manifest:file-entry manifest:full-path="Pictures/1000000100000A00000005A01F47D1DE.png" manifest:media-type="image/png"/>
  <manifest:file-entry manifest:full-path="Pictures/1000000000000792000004505FE34E0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solid" svg:stroke-color="#333333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solid" svg:stroke-color="#1c1c1c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tartbildschirm</text:p>
          </draw:text-box>
        </draw:frame>
        <draw:frame draw:style-name="gr1" draw:text-style-name="P1" draw:layer="layout" svg:width="20.099cm" svg:height="11.45cm" svg:x="3.81cm" svg:y="3.257cm">
          <draw:image xlink:href="Pictures/1000000000000792000004505FE34E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bby (Buzzer aktivieren)</text:p>
          </draw:text-box>
        </draw:frame>
        <draw:frame draw:style-name="gr3" draw:text-style-name="P1" draw:layer="layout" svg:width="17.859cm" svg:height="10.046cm" svg:x="5.08cm" svg:y="3.81cm">
          <draw:image xlink:href="Pictures/1000000100000A00000005A00D4D17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age-Screen</text:p>
          </draw:text-box>
        </draw:frame>
        <draw:frame draw:style-name="gr4" draw:text-style-name="P1" draw:layer="layout" svg:width="19.05cm" svg:height="10.716cm" svg:x="4.445cm" svg:y="3.81cm">
          <draw:image xlink:href="Pictures/1000000100000A00000005A0E776169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age-Screen</text:p>
          </draw:text-box>
        </draw:frame>
        <draw:frame draw:style-name="gr4" draw:text-style-name="P1" draw:layer="layout" svg:width="19.783cm" svg:height="11.128cm" svg:x="4.347cm" svg:y="3.477cm">
          <draw:image xlink:href="Pictures/1000000100000A00000005A0128E696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wort &amp; Zwischenstand</text:p>
          </draw:text-box>
        </draw:frame>
        <draw:frame draw:style-name="gr4" draw:text-style-name="P1" draw:layer="layout" svg:width="21.053cm" svg:height="11.842cm" svg:x="3.077cm" svg:y="3.175cm">
          <draw:image xlink:href="Pictures/1000000100000A00000005A0227B2F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1" draw:layer="layout" svg:width="25.458cm" svg:height="14.32cm" svg:x="1.212cm" svg:y="0.87cm">
          <draw:image xlink:href="Pictures/1000000100000A00000005A01F47D1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09:08:34.557324759</meta:creation-date>
    <dc:date>2025-07-14T10:43:53.730414225</dc:date>
    <meta:editing-duration>PT5M56S</meta:editing-duration>
    <meta:editing-cycles>2</meta:editing-cycles>
    <meta:generator>LibreOffice/24.2.7.2$Linux_X86_64 LibreOffice_project/420$Build-2</meta:generator>
    <meta:document-statistic meta:object-count="44"/>
  </office:meta>
</office:document-meta>
</file>